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style:font-name="Times" officeooo:paragraph-rsid="0011b45d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" officeooo:paragraph-rsid="0011b45d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" officeooo:paragraph-rsid="00091426"/>
    </style:style>
    <style:style style:name="P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" officeooo:paragraph-rsid="000ac632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" officeooo:rsid="0006b88b" officeooo:paragraph-rsid="0006b88b"/>
    </style:style>
    <style:style style:name="T1" style:family="text">
      <style:text-properties officeooo:rsid="0006b88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6b88b" style:font-style-asian="italic" style:font-style-complex="italic"/>
    </style:style>
    <style:style style:name="T4" style:family="text">
      <style:text-properties fo:font-style="italic" officeooo:rsid="0007e4c0" style:font-style-asian="italic" style:font-style-complex="italic"/>
    </style:style>
    <style:style style:name="T5" style:family="text">
      <style:text-properties fo:font-style="italic" officeooo:rsid="00091426" style:font-style-asian="italic" style:font-style-complex="italic"/>
    </style:style>
    <style:style style:name="T6" style:family="text">
      <style:text-properties fo:font-style="italic" officeooo:rsid="000e394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7e4c0" style:font-style-asian="normal" style:font-style-complex="normal"/>
    </style:style>
    <style:style style:name="T9" style:family="text">
      <style:text-properties fo:font-style="normal" officeooo:rsid="0006b88b" style:font-style-asian="normal" style:font-style-complex="normal"/>
    </style:style>
    <style:style style:name="T10" style:family="text">
      <style:text-properties fo:font-style="normal" officeooo:rsid="00091426" style:font-style-asian="normal" style:font-style-complex="normal"/>
    </style:style>
    <style:style style:name="T11" style:family="text">
      <style:text-properties fo:font-style="normal" officeooo:rsid="000ac632" style:font-style-asian="normal" style:font-style-complex="normal"/>
    </style:style>
    <style:style style:name="T12" style:family="text">
      <style:text-properties fo:font-style="normal" officeooo:rsid="000c2a43" style:font-style-asian="normal" style:font-style-complex="normal"/>
    </style:style>
    <style:style style:name="T13" style:family="text">
      <style:text-properties fo:font-style="normal" officeooo:rsid="000e394c" style:font-style-asian="normal" style:font-style-complex="normal"/>
    </style:style>
    <style:style style:name="T14" style:family="text">
      <style:text-properties fo:font-style="normal" officeooo:rsid="000e5d24" style:font-style-asian="normal" style:font-style-complex="normal"/>
    </style:style>
    <style:style style:name="T15" style:family="text">
      <style:text-properties fo:font-style="normal" officeooo:rsid="0011e9dc" style:font-style-asian="normal" style:font-style-complex="normal"/>
    </style:style>
    <style:style style:name="T16" style:family="text">
      <style:text-properties officeooo:rsid="0007e4c0"/>
    </style:style>
    <style:style style:name="T17" style:family="text">
      <style:text-properties officeooo:rsid="0011b45d"/>
    </style:style>
    <style:style style:name="T18" style:family="text">
      <style:text-properties fo:font-weight="bold" officeooo:rsid="0011b45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/text:span><text:span text:style-name="T18">IMPLEMENTAÇÃO</text:span></text:p>
      <text:p text:style-name="P2"><text:span text:style-name="T1"><text:tab/>Neste trabalho, foi desenvolvid</text:span><text:span text:style-name="T16">a</text:span><text:span text:style-name="T1"> uma </text:span><text:span text:style-name="T3">blockchain</text:span><text:span text:style-name="T9"> genérica que funciona de forma distrbuída, </text:span><text:span text:style-name="T8">visando </text:span><text:span text:style-name="T9">disponibiliz</text:span><text:span text:style-name="T8">ar ela</text:span><text:span text:style-name="T9"> para outras aplicações, via uma API REST. </text:span><text:span text:style-name="T8">Será </text:span><text:span text:style-name="T9">detalha</text:span><text:span text:style-name="T8">da</text:span><text:span text:style-name="T9"> a implementação da aplicação em seus mínimos detalhes, visando ajudar futuros pesquisadores que deseja</text:span><text:span text:style-name="T8">rem</text:span><text:span text:style-name="T9"> estudar a tecnologia de </text:span><text:span text:style-name="T3">blockchain</text:span><text:span text:style-name="T9">, a motivação de detalhar a implementação do projeto, foi por notar que há muito conteúdo teórico em periódicos e online, porém há pouco</text:span><text:span text:style-name="T8">s</text:span><text:span text:style-name="T9"> conteúdo</text:span><text:span text:style-name="T8">s</text:span><text:span text:style-name="T9"> prático</text:span><text:span text:style-name="T8">s</text:span><text:span text:style-name="T9"> que abordam o desenvolvimento de uma</text:span><text:span text:style-name="T3"> blockchain</text:span><text:span text:style-name="T9">, ainda mais funcionando de forma distribuída.</text:span><text:span text:style-name="T3"> </text:span><text:span text:style-name="T9">Para prova de conceito, foi desenvolvido uma aplicação </text:span><text:span text:style-name="T3">web</text:span><text:span text:style-name="T9"> voltada para a votação eletrônica que vai acessar a API </text:span><text:span text:style-name="T8">como uma aplicação cliente do </text:span><text:span text:style-name="T4">web service, </text:span><text:span text:style-name="T9">para armazenar informações sobre seus processos eleitorais.</text:span></text:p>
      <text:p text:style-name="P3"><text:span text:style-name="T9"><text:tab/></text:span><text:span text:style-name="T10">Primeiramente será explicado o funcionamento da </text:span><text:span text:style-name="T5">blockchain</text:span><text:span text:style-name="T10">, seguindo com a explicação da API, e por fim será detalhado a integração entre a aplicação </text:span><text:span text:style-name="T5">web</text:span><text:span text:style-name="T10"> desenvolvida para prova de conceito, com a API desenvolvida para disponibilizar os serviços da blockchain </text:span><text:span text:style-name="T13">e a </text:span><text:span text:style-name="T6">blockchain</text:span><text:span text:style-name="T10">. Deve ser levado em <text:s/>consideração que o conhecimento teórico para o entendimento das aplicações, foram abordados nos capítulos anteriores, e não serão abordados de forma aprofundada neste capítulo, visando não perder o foco da implementação.</text:span></text:p>
      <text:p text:style-name="P4"><text:span text:style-name="T10"><text:tab/></text:span></text:p>
      <text:p text:style-name="P4"><text:span text:style-name="T10">%</text:span><text:span text:style-name="T11">Blockchain%</text:span></text:p>
      <text:p text:style-name="P3"><text:span text:style-name="T9"><text:tab/></text:span><text:span text:style-name="T11">Vale salientar que no contexto de sistemas distribuídos é comum utilizar o termo processo para identificar a execução de um nó da rede, então sempre que for falado processo, está sendo comentado sobre um nó da rede. </text:span><text:span text:style-name="T12">O</text:span><text:span text:style-name="T15">s</text:span><text:span text:style-name="T12"> código</text:span><text:span text:style-name="T15">s</text:span><text:span text:style-name="T12"> executado nos processo</text:span><text:span text:style-name="T14">s</text:span><text:span text:style-name="T12"> da rede são todos iguais, viabilizando que a API possa escolher qualquer processo para enviar os blocos para os demais processos minerarem, porém ele não vai poder participar do desafio, ou seja, tentar encontrar um nonce adequado para o bloco que a API enviou para ele minerar, </text:span><text:span text:style-name="T14">pois como ele estaria enviando para si <text:s/>próprio não haveria atrasos relacionados com o envio, assim dando uma vantagem para o processo</text:span><text:span text:style-name="T12">.</text:span></text:p>
      <text:p text:style-name="P3"><text:span text:style-name="T12"><text:tab/> <text:s text:c="167"/></text:span></text:p>
      <text:p text:style-name="P3"><text:span text:style-name="T9"/></text:p>
      <text:p text:style-name="P5"><text:span text:style-name="T7"><text:tab/></text:span></text:p>
      <text:p text:style-name="P5"><text:span text:style-name="T2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3T04:43:19.830679005</meta:creation-date>
    <dc:date>2020-06-03T05:25:26.427535285</dc:date>
    <meta:editing-duration>PT42M3S</meta:editing-duration>
    <meta:editing-cycles>12</meta:editing-cycles>
    <meta:generator>LibreOffice/6.4.3.2$Linux_X86_64 LibreOffice_project/40$Build-2</meta:generator>
    <meta:document-statistic meta:table-count="0" meta:image-count="0" meta:object-count="0" meta:page-count="1" meta:paragraph-count="9" meta:word-count="304" meta:character-count="2165" meta:non-whitespace-character-count="1688"/>
  </office:meta>
</office:document-meta>
</file>